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&#10;&#9;&#9;&#9;&#9;&#9;&#9;Title&#10;&#9;&#9;&#9;&#9;&#9;">Objects in McMinos</text:p>
      <text:h text:style-name="Heading_20_1" text:outline-level="1">Alive</text:h>
      <text:h text:style-name="Heading_20_2" text:outline-level="2">properties</text:h>
      <text:h text:style-name="Heading_20_3" text:outline-level="3">alive</text:h>
      <text:h text:style-name="Heading_20_3" text:outline-level="3">edible</text:h>
      <text:h text:style-name="Heading_20_3" text:outline-level="3">environment awareness</text:h>
      <text:h text:style-name="Heading_20_3" text:outline-level="3">goodness/badness</text:h>
      <text:h text:style-name="Heading_20_3" text:outline-level="3">power</text:h>
      <text:h text:style-name="Heading_20_4" text:outline-level="4">(allows fine-grained control over who pursues/kills who; i.e. ghosts &gt; McM &gt; jumping pill in default mode; McM &gt; ghosts &gt; jumping pill in power pill mode (Q: how did JPill act in power pill mode? Pursue McMinos?)</text:h>
      <text:h text:style-name="Heading_20_3" text:outline-level="3">motile</text:h>
      <text:h text:style-name="Heading_20_3" text:outline-level="3">search targets</text:h>
      <text:h text:style-name="Heading_20_4" text:outline-level="4">pursue</text:h>
      <text:h text:style-name="Heading_20_4" text:outline-level="4">avoid</text:h>
      <text:h text:style-name="Heading_20_3" text:outline-level="3">can die</text:h>
      <text:h text:style-name="Heading_20_3" text:outline-level="3">lives</text:h>
      <text:h text:style-name="Heading_20_4" text:outline-level="4">i.e. McM has limited number of lives, ghosts unlimited</text:h>
      <text:h text:style-name="Heading_20_3" text:outline-level="3">status types</text:h>
      <text:h text:style-name="Heading_20_4" text:outline-level="4">default</text:h>
      <text:h text:style-name="Heading_20_4" text:outline-level="4">inverted (power pill effects)</text:h>
      <text:h text:style-name="Heading_20_4" text:outline-level="4">poisoned</text:h>
      <text:h text:style-name="Heading_20_4" text:outline-level="4">drunk</text:h>
      <text:h text:style-name="Heading_20_4" text:outline-level="4">dying</text:h>
      <text:h text:style-name="Heading_20_2" text:outline-level="2">methods</text:h>
      <text:h text:style-name="Heading_20_3" text:outline-level="3">eat</text:h>
      <text:h text:style-name="Heading_20_3" text:outline-level="3">move</text:h>
      <text:h text:style-name="Heading_20_3" text:outline-level="3">search</text:h>
      <text:h text:style-name="Heading_20_3" text:outline-level="3">spawn</text:h>
      <text:h text:style-name="Heading_20_4" text:outline-level="4">(like laying pills into the labyrinth)</text:h>
      <text:h text:style-name="Heading_20_2" text:outline-level="2">children</text:h>
      <text:h text:style-name="Heading_20_3" text:outline-level="3">McMinos</text:h>
      <text:h text:style-name="Heading_20_4" text:outline-level="4">properties</text:h>
      <text:h text:style-name="Heading_20_5" text:outline-level="5">goodness/badness</text:h>
      <text:h text:style-name="Heading_20_6" text:outline-level="6">positive</text:h>
      <text:h text:style-name="Heading_20_4" text:outline-level="4">methods</text:h>
      <text:h text:style-name="Heading_20_3" text:outline-level="3">Ghosts</text:h>
      <text:h text:style-name="Heading_20_4" text:outline-level="4">properties</text:h>
      <text:h text:style-name="Heading_20_5" text:outline-level="5">goodness/badness</text:h>
      <text:h text:style-name="Heading_20_6" text:outline-level="6">negative</text:h>
      <text:h text:style-name="Heading_20_4" text:outline-level="4">methods</text:h>
      <text:h text:style-name="Heading_20_4" text:outline-level="4">children</text:h>
      <text:h text:style-name="Heading_20_5" text:outline-level="5">Hanky</text:h>
      <text:h text:style-name="Heading_20_5" text:outline-level="5">Panky</text:h>
      <text:h text:style-name="Heading_20_6" text:outline-level="6">properties</text:h>
      <text:h text:style-name="Heading_20_7" text:outline-level="7">drop new pills</text:h>
      <text:h text:style-name="Heading_20_5" text:outline-level="5">Zarathustra</text:h>
      <text:h text:style-name="Heading_20_6" text:outline-level="6">properties</text:h>
      <text:h text:style-name="Heading_20_7" text:outline-level="7">walk through (normal) walls and doors</text:h>
      <text:h text:style-name="Heading_20_5" text:outline-level="5">JumpingPill</text:h>
      <text:h text:style-name="Heading_20_6" text:outline-level="6">properties</text:h>
      <text:h text:style-name="Heading_20_7" text:outline-level="7">avoid McMinos</text:h>
      <text:h text:style-name="Heading_20_1" text:outline-level="1">Inanimate</text:h>
      <text:h text:style-name="Heading_20_2" text:outline-level="2">properties</text:h>
      <text:h text:style-name="Heading_20_3" text:outline-level="3">immobile</text:h>
      <text:h text:style-name="Heading_20_3" text:outline-level="3">may move, like doors</text:h>
      <text:h text:style-name="Heading_20_3" text:outline-level="3">indestructability</text:h>
      <text:h text:style-name="Heading_20_4" text:outline-level="4">boolean</text:h>
      <text:h text:style-name="Heading_20_3" text:outline-level="3">connect to neighbours</text:h>
      <text:h text:style-name="Heading_20_4" text:outline-level="4">(walls)</text:h>
      <text:h text:style-name="Heading_20_4" text:outline-level="4">(may be similar to status types?)</text:h>
      <text:h text:style-name="Heading_20_3" text:outline-level="3">status types</text:h>
      <text:h text:style-name="Heading_20_4" text:outline-level="4">brokeness</text:h>
      <text:h text:style-name="Heading_20_5" text:outline-level="5">(0,1) for walls, doors, etc.</text:h>
      <text:h text:style-name="Heading_20_5" text:outline-level="5">(0,1,2,3,4,...) for holes</text:h>
      <text:h text:style-name="Heading_20_3" text:outline-level="3">block way</text:h>
      <text:h text:style-name="Heading_20_4" text:outline-level="4">should be integer range, not boolean, so that Alive objects can still pass through depending on status (i.e. Ghost xy can pass through normal walls, etc.)</text:h>
      <text:h text:style-name="Heading_20_2" text:outline-level="2">methods</text:h>
      <text:h text:style-name="Heading_20_3" text:outline-level="3">break</text:h>
      <text:h text:style-name="Heading_20_4" text:outline-level="4">(walls, doors, rocks, holes)</text:h>
      <text:h text:style-name="Heading_20_3" text:outline-level="3">be moved</text:h>
      <text:h text:style-name="Heading_20_4" text:outline-level="4">(rock)</text:h>
      <text:h text:style-name="Heading_20_3" text:outline-level="3">get status changed</text:h>
      <text:h text:style-name="Heading_20_4" text:outline-level="4">(doors: open/closed)</text:h>
      <text:h text:style-name="Heading_20_2" text:outline-level="2">children</text:h>
      <text:h text:style-name="Heading_20_3" text:outline-level="3">Structure</text:h>
      <text:h text:style-name="Heading_20_4" text:outline-level="4">description</text:h>
      <text:h text:style-name="Heading_20_5" text:outline-level="5">objects that form part of the "world", the maze McMinos runs in. Most are immobile like walls; only the rock can be moved.</text:h>
      <text:h text:style-name="Heading_20_4" text:outline-level="4">properties</text:h>
      <text:h text:style-name="Heading_20_5" text:outline-level="5">immobile</text:h>
      <text:h text:style-name="Heading_20_6" text:outline-level="6">except the rock -&gt; should the rock be a child of Item instead?</text:h>
      <text:h text:style-name="Heading_20_4" text:outline-level="4">methods</text:h>
      <text:h text:style-name="Heading_20_4" text:outline-level="4">children</text:h>
      <text:h text:style-name="Heading_20_5" text:outline-level="5">Wall</text:h>
      <text:h text:style-name="Heading_20_6" text:outline-level="6">children</text:h>
      <text:h text:style-name="Heading_20_7" text:outline-level="7">InvisibleWall</text:h>
      <text:h text:style-name="Heading_20_7" text:outline-level="7">IndestructibleWall</text:h>
      <text:h text:style-name="Heading_20_7" text:outline-level="7">Door</text:h>
      <text:h text:style-name="Heading_20_5" text:outline-level="5">Castle</text:h>
      <text:h text:style-name="Heading_20_5" text:outline-level="5">Hole</text:h>
      <text:h text:style-name="Heading_20_5" text:outline-level="5">Field</text:h>
      <text:h text:style-name="Heading_20_6" text:outline-level="6">properties</text:h>
      <text:h text:style-name="Heading_20_6" text:outline-level="6">methods</text:h>
      <text:h text:style-name="Heading_20_6" text:outline-level="6">children</text:h>
      <text:h text:style-name="Heading_20_7" text:outline-level="7">SpeedUp</text:h>
      <text:h text:style-name="Heading_20_7" text:outline-level="7">SpeedDown</text:h>
      <text:h text:style-name="Heading_20_7" text:outline-level="7">Arrow</text:h>
      <text:h text:style-name="Heading_20_7" text:outline-level="7">RevolvingArrow</text:h>
      <text:h text:style-name="Heading_20_7" text:outline-level="7">DeathField</text:h>
      <text:h text:style-name="Heading_20_8" text:outline-level="8">(i.e. skull field)</text:h>
      <text:h text:style-name="Heading_20_7" text:outline-level="7">WarpHole</text:h>
      <text:h text:style-name="Heading_20_5" text:outline-level="5">Rock</text:h>
      <text:h text:style-name="Heading_20_6" text:outline-level="6">moveable!</text:h>
      <text:h text:style-name="Heading_20_5" text:outline-level="5">RockTargetField</text:h>
      <text:h text:style-name="Heading_20_6" text:outline-level="6">status types</text:h>
      <text:h text:style-name="Heading_20_7" text:outline-level="7">vacant</text:h>
      <text:h text:style-name="Heading_20_7" text:outline-level="7">used</text:h>
      <text:h text:style-name="Heading_20_3" text:outline-level="3">Item</text:h>
      <text:h text:style-name="Heading_20_4" text:outline-level="4">properties</text:h>
      <text:h text:style-name="Heading_20_5" text:outline-level="5">collectible</text:h>
      <text:h text:style-name="Heading_20_6" text:outline-level="6">(think chocolate)</text:h>
      <text:h text:style-name="Heading_20_5" text:outline-level="5">usable</text:h>
      <text:h text:style-name="Heading_20_5" text:outline-level="5">status types</text:h>
      <text:h text:style-name="Heading_20_6" text:outline-level="6">(bombs only?)</text:h>
      <text:h text:style-name="Heading_20_5" text:outline-level="5">effects on Alive objects</text:h>
      <text:h text:style-name="Heading_20_6" text:outline-level="6">target objects</text:h>
      <text:h text:style-name="Heading_20_6" text:outline-level="6">effecting what parameter?</text:h>
      <text:h text:style-name="Heading_20_5" text:outline-level="5">effects on Inanimate objects</text:h>
      <text:h text:style-name="Heading_20_6" text:outline-level="6">target objects</text:h>
      <text:h text:style-name="Heading_20_6" text:outline-level="6">effecting what parameter?</text:h>
      <text:h text:style-name="Heading_20_5" text:outline-level="5">explode</text:h>
      <text:h text:style-name="Heading_20_4" text:outline-level="4">methods</text:h>
      <text:h text:style-name="Heading_20_5" text:outline-level="5">be used/activated</text:h>
      <text:h text:style-name="Heading_20_5" text:outline-level="5">be collected</text:h>
      <text:h text:style-name="Heading_20_4" text:outline-level="4">children</text:h>
      <text:h text:style-name="Heading_20_5" text:outline-level="5">Bonus</text:h>
      <text:h text:style-name="Heading_20_5" text:outline-level="5">Clock</text:h>
      <text:h text:style-name="Heading_20_6" text:outline-level="6">(increases available time in time-limited levels)</text:h>
      <text:h text:style-name="Heading_20_5" text:outline-level="5">Explosive</text:h>
      <text:h text:style-name="Heading_20_6" text:outline-level="6">properties</text:h>
      <text:h text:style-name="Heading_20_6" text:outline-level="6">methods</text:h>
      <text:h text:style-name="Heading_20_7" text:outline-level="7">ignite</text:h>
      <text:h text:style-name="Heading_20_7" text:outline-level="7">explode</text:h>
      <text:h text:style-name="Heading_20_6" text:outline-level="6">children</text:h>
      <text:h text:style-name="Heading_20_7" text:outline-level="7">Bomb</text:h>
      <text:h text:style-name="Heading_20_7" text:outline-level="7">Dynamite</text:h>
      <text:h text:style-name="Heading_20_7" text:outline-level="7">Mine</text:h>
      <text:h text:style-name="Heading_20_5" text:outline-level="5">FlyingTool</text:h>
      <text:h text:style-name="Heading_20_6" text:outline-level="6">(was umbrella on Atari, will be cloud)</text:h>
      <text:h text:style-name="Heading_20_5" text:outline-level="5">Letter</text:h>
      <text:h text:style-name="Heading_20_6" text:outline-level="6">(provides level code for direct access to level)</text:h>
      <text:h text:style-name="Heading_20_5" text:outline-level="5">Life</text:h>
      <text:h text:style-name="Heading_20_5" text:outline-level="5">Mirror</text:h>
      <text:h text:style-name="Heading_20_5" text:outline-level="5">NextLevelTool</text:h>
      <text:h text:style-name="Heading_20_6" text:outline-level="6">(was ladder on Atari, may be different item now)</text:h>
      <text:h text:style-name="Heading_20_5" text:outline-level="5">Skull</text:h>
      <text:h text:style-name="Heading_20_5" text:outline-level="5">Surprise</text:h>
      <text:h text:style-name="Heading_20_5" text:outline-level="5">Edible</text:h>
      <text:h text:style-name="Heading_20_6" text:outline-level="6">description</text:h>
      <text:h text:style-name="Heading_20_7" text:outline-level="7">does this object category make sense in the game?</text:h>
      <text:h text:style-name="Heading_20_6" text:outline-level="6">properties</text:h>
      <text:h text:style-name="Heading_20_7" text:outline-level="7">influence power</text:h>
      <text:h text:style-name="Heading_20_7" text:outline-level="7">increase points</text:h>
      <text:h text:style-name="Heading_20_7" text:outline-level="7">influence mobility</text:h>
      <text:h text:style-name="Heading_20_7" text:outline-level="7">influence speed</text:h>
      <text:h text:style-name="Heading_20_6" text:outline-level="6">methods</text:h>
      <text:h text:style-name="Heading_20_7" text:outline-level="7">effect</text:h>
      <text:h text:style-name="Heading_20_8" text:outline-level="8">on McMinos</text:h>
      <text:h text:style-name="Heading_20_8" text:outline-level="8">on ghosts</text:h>
      <text:h text:style-name="Heading_20_6" text:outline-level="6">children</text:h>
      <text:h text:style-name="Heading_20_7" text:outline-level="7">Pill</text:h>
      <text:h text:style-name="Heading_20_7" text:outline-level="7">Medicine</text:h>
      <text:h text:style-name="Heading_20_7" text:outline-level="7">Poison</text:h>
      <text:h text:style-name="Heading_20_7" text:outline-level="7">PowerPill</text:h>
      <text:h text:style-name="Heading_20_7" text:outline-level="7">Whiskey</text:h>
      <text:h text:style-name="Heading_20_1" text:outline-level="1">Background</text:h>
      <text:h text:style-name="Heading_20_2" text:outline-level="2">description</text:h>
      <text:h text:style-name="Heading_20_3" text:outline-level="3">should this be included with inanimate objects?</text:h>
      <text:h text:style-name="Heading_20_2" text:outline-level="2">properties</text:h>
      <text:h text:style-name="Heading_20_2" text:outline-level="2">methods</text:h>
      <text:h text:style-name="Heading_20_2" text:outline-level="2">children</text:h>
      <text:h text:style-name="Heading_20_1" text:outline-level="1">Range</text:h>
      <text:h text:style-name="Heading_20_2" text:outline-level="2">description</text:h>
      <text:h text:style-name="Heading_20_3" text:outline-level="3">general datatype for properties that require values in a defined range</text:h>
      <text:h text:style-name="Heading_20_2" text:outline-level="2">properties</text:h>
      <text:h text:style-name="Heading_20_3" text:outline-level="3">min</text:h>
      <text:h text:style-name="Heading_20_4" text:outline-level="4">default is usually 0</text:h>
      <text:h text:style-name="Heading_20_3" text:outline-level="3">max</text:h>
      <text:h text:style-name="Heading_20_4" text:outline-level="4">if None: infinite</text:h>
      <text:h text:style-name="Heading_20_2" text:outline-level="2">methods</text:h>
      <text:h text:style-name="Heading_20_3" text:outline-level="3">within( checkValue )</text:h>
      <text:h text:style-name="Heading_20_2" text:outline-level="2">children</text:h>
      <text:h text:style-name="Heading_20_3" text:outline-level="3">IntRange</text:h>
      <text:h text:style-name="Heading_20_4" text:outline-level="4">if it should be necessary to differentiate between int and float values</text:h>
      <text:h text:style-name="Heading_20_3" text:outline-level="3">FloatRange</text:h>
      <text:h text:style-name="Heading_20_1" text:outline-level="1">Gears</text:h>
      <text:h text:style-name="Heading_20_2" text:outline-level="2">description</text:h>
      <text:h text:style-name="Heading_20_3" text:outline-level="3">general datatype for properties that require chosing between a predefined set of values</text:h>
      <text:h text:style-name="Heading_20_2" text:outline-level="2">properties</text:h>
      <text:h text:style-name="Heading_20_2" text:outline-level="2">methods</text:h>
      <text:h text:style-name="Heading_20_2" text:outline-level="2">children</text:h>
      <text:h text:style-name="Heading_20_1" text:outline-level="1">Pursuit</text:h>
      <text:h text:style-name="Heading_20_2" text:outline-level="2">properties</text:h>
      <text:h text:style-name="Heading_20_3" text:outline-level="3">randomness</text:h>
      <text:h text:style-name="Heading_20_3" text:outline-level="3">deepness of calculation</text:h>
      <text:h text:style-name="Heading_20_3" text:outline-level="3">pursue algorithm</text:h>
      <text:h text:style-name="Heading_20_4" text:outline-level="4">(may offer different strategies if feasible)</text:h>
      <text:h text:style-name="Heading_20_3" text:outline-level="3">anticipate opponent moves</text:h>
      <text:h text:style-name="Heading_20_2" text:outline-level="2">methods</text:h>
      <text:h text:style-name="Heading_20_3" text:outline-level="3">detect</text:h>
      <text:h text:style-name="Heading_20_3" text:outline-level="3">find best path</text:h>
      <text:h text:style-name="Heading_20_3" text:outline-level="3">pursue/avoid</text:h>
      <text:h text:style-name="Heading_20_4" text:outline-level="4">possibly: same method leads to pursuing for positive, to fleeing for negative values (?)</text:h>
      <text:h text:style-name="Heading_20_2" text:outline-level="2">children</text:h>
      <text:h text:style-name="Heading_20_3" text:outline-level="3">Flight</text:h>
      <text:h text:style-name="Heading_20_4" text:outline-level="4">properties</text:h>
      <text:h text:style-name="Heading_20_5" text:outline-level="5">negative parameter for method pursue/avoid (?)</text:h>
    </office:text>
  </office:body>
</office:document-content>
</file>

<file path=styles.xml><?xml version="1.0" encoding="utf-8"?>
<!--
/*Freeplane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